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pHandler.handleProto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apHandl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Handler.errorHandler( Runtim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pHandler.handl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pHandler.setProtocolHandlerHelper( ProtocolHandlerHelper ph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pHandler.ImapHandler( final ImapRequestHandler requestHandler , final String hell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pHandler.setConfigurationData( Object th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pHandler.resetHandl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